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Docker kullanımı</text:p>
      <text:p text:style-name="rststyle-textbody">Bu yazıda sizlere docker kullanımı anlatılacaktır.</text:p>
      <text:section text:name="Section1" text:style-name="Sect1">
        <text:h text:outline-level="1" text:style-name="rststyle-heading1">Docker kurulumu</text:h>
        <text:p text:style-name="rststyle-textbody">Docker kurmak için debian tabanlı dağıtımlarda <text:span text:style-name="rststyle-strong">docker.io</text:span> paketini kurmalısınız.</text:p>
        <ns0:p ns0:style-name="rststyle-codeblock">$ apt install docker.io --no-install-recommends</ns0:p>
        <text:span text:style-name="rststyle-whitespace"> </text:span>
        <text:span text:style-name="rststyle-whitespace"> </text:span>
        <text:span text:style-name="rststyle-whitespace"> </text:span>
        <text:span text:style-name="rststyle-whitespace"> </text:span>
        <text:p text:style-name="rststyle-textbody">Eğer debian dışında bir dağıtım kullanıyorsanız kendi sitesi üzerinden indirmeyi veya kaynak koddan derlemeyi deneyebilirsiniz.</text:p>
        <ns0:p ns0:style-name="rststyle-codeblock"># docker binarylerini indirmek için https://download.docker.com/linux/static/stable/<ns0:line-break/># indirdikten sonra arşivden çıkatrıp containerd ve dockerd çalıştıralım. (root kullanarak)<ns0:line-break/>$ tar -xf docker-xxx.tgz<ns0:line-break/>$ cd docker<ns0:line-break/>$ export PATH=$PATH:$(pwd) # path içine mevcut dizini de ekledik<ns0:line-break/># containerd ve dockerd çalıştıralım. Bunlar daemon olduğu için sürekli arkada çalışması gerekmektedir.<ns0:line-break/>$ containerd<ns0:line-break/>$ dockerd</ns0:p>
        <text:span text:style-name="rststyle-comment">
          <text:span text:style-name="rststyle-single"># docker binarylerini indirmek için https://download.docker.com/linux/static/stable/
# indirdikten sonra arşivden çıkatrıp containerd ve dockerd çalıştıralım. (root kullanarak)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whitespace"> </text:span>
        <text:span text:style-name="rststyle-name">
          <text:span text:style-name="rststyle-builtin">export</text:span>
        </text:span>
        <text:span text:style-name="rststyle-whitespace"> </text:span>
        <text:span text:style-name="rststyle-name">
          <text:span text:style-name="rststyle-variable">PATH</text:span>
        </text:span>
        <text:span text:style-name="rststyle-operator">=</text:span>
        <text:span text:style-name="rststyle-name">
          <text:span text:style-name="rststyle-variable">$PATH</text:span>
        </text:span>
        <text:span text:style-name="rststyle-keyword">$(</text:span>
        <text:span text:style-name="rststyle-name">
          <text:span text:style-name="rststyle-builtin">pwd</text:span>
        </text:span>
        <text:span text:style-name="rststyle-keyword">)</text:span>
        <text:span text:style-name="rststyle-whitespace"> </text:span>
        <text:span text:style-name="rststyle-comment">
          <text:span text:style-name="rststyle-single"># path içine mevcut dizini de ekledik
# containerd ve dockerd çalıştıralım. Bunlar daemon olduğu için sürekli arkada çalışması gerekmektedir.
</text:span>
        </text:span>
        <text:span text:style-name="rststyle-whitespace"> </text:span>
        <text:span text:style-name="rststyle-whitespace">
</text:span>
        <text:span text:style-name="rststyle-whitespace"> </text:span>
        <text:p text:style-name="rststyle-textbody">Rootless docker kurmak için</text:p>
        <ns0:p ns0:style-name="rststyle-codeblock">$ curl -fsSL https://get.docker.com/rootless | bash</ns0:p>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p text:style-name="rststyle-textbody">Docker çalışıyor mu diye kontrol etmek için <text:span text:style-name="rststyle-strong">docker info</text:span> komutunu kullanabiliriz.</text:p>
        <ns0:p ns0:style-name="rststyle-codeblock">$ docker info</ns0:p>
        <text:span text:style-name="rststyle-whitespace"> </text:span>
        <text:span text:style-name="rststyle-whitespace"> </text:span>
        <text:p text:style-name="rststyle-textbody">Rootless olmayan docker root kullanıcısı ile çalıştığı için root kullanmadan docker çalışmayacaktır. Bunun için /run/docker.sock dosyamızın aitliğini bir guruba verip kullanıcıyı da o guruba alabiliriz. Bu işlem güvenlik sorunlarına sebep olabilir. Detaylı bilgi için: https://docs.docker.com/engine/security/#docker-daemon-attack-surface</text:p>
        <ns0:p ns0:style-name="rststyle-codeblock"># Bu aşama docker gurubu mevcut olmayanlar için geçerlidir.<ns0:line-break/>$ groupadd docker<ns0:line-break/>$ chgrp docker /run/docker.sock # bu işlem her yeniden başlatmada gerekebilir.<ns0:line-break/># Bu aşama tüm dağıtımlarda gereklidir.<ns0:line-break/>$ usermod -aG docker username # oturumu kapatıp açmak gerekebilir.</ns0:p>
        <text:span text:style-name="rststyle-comment">
          <text:span text:style-name="rststyle-single"># Bu aşama docker gurubu mevcut olmayanlar için geçerlid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u işlem her yeniden başlatmada gerekebilir.
# Bu aşama tüm dağıtımlarda gereklid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oturumu kapatıp açmak gerekebilir.</text:span>
        </text:span>
      </text:section>
      <text:section text:name="Section2" text:style-name="Sect1">
        <text:h text:outline-level="1" text:style-name="rststyle-heading1">Docker çalışma mantığı</text:h>
        <text:p text:style-name="rststyle-textbody">Docker linux çekirdeği üzerinde oluşturulmuş <text:span text:style-name="rststyle-strong">container</text:span> yapısı üzerinde çalışır. Her container kendisine özel ayrılmış alanda kısıtlı kaynaklar ile çalışır. Bu sayede herhangi bir performans kaybı olmadan ana sistemden bağımsız şekilde istenilen uygulamalar çalıştırılabilir.</text:p>
        <text:p text:style-name="rststyle-textbody">Docker containerlarını üretmek için öncelikle imaj gerekmektedir. İmajlara <text:span text:style-name="rststyle-strong">dockerhub</text:span> üzerinden ulaşabiliriz. Öncelikle imaj kurulur. daha sonra bu imajdan container türetilir. İş bittikten sonra container kolaylıkla yok edilebilir. Veya containerların imajı alınarak yeni imaja dönüştürülebilir.</text:p>
        <ns0:p ns0:style-name="rststyle-codeblock">kernel (linux)<ns0:line-break/><ns0:s ns0:c="2"/>|<ns0:line-break/>system (gentoo)<ns0:line-break/><ns0:s ns0:c="2"/>|<ns0:line-break/>docker ----------------<ns0:line-break/><ns0:s ns0:c="2"/>| <ns0:s ns0:c="6"/>| <ns0:s ns0:c="3"/>| <ns0:s ns0:c="4"/>|<ns0:line-break/>alpine debian arch ubuntu</ns0:p>
      </text:section>
      <text:section text:name="Section3" text:style-name="Sect1">
        <text:h text:outline-level="1" text:style-name="rststyle-heading1">İmajlar</text:h>
        <text:p text:style-name="rststyle-textbody">Docker imajı indirmek için <text:span text:style-name="rststyle-strong">docker pull</text:span> komutu kullanılır. <text:span text:style-name="rststyle-strong">name:tag</text:span> şeklinde belirtilir. eğer tag belirtilmemişse latest olarak değerlendirilir.</text:p>
        <ns0:p ns0:style-name="rststyle-codeblock">$ docker pull alpine:latest</ns0:p>
        <text:span text:style-name="rststyle-whitespace"> </text:span>
        <text:span text:style-name="rststyle-whitespace"> </text:span>
        <text:span text:style-name="rststyle-whitespace"> </text:span>
        <text:p text:style-name="rststyle-textbody">Mevcut imajları listelemek için <text:span text:style-name="rststyle-strong">docker images</text:span> kullanılır.</text:p>
        <ns0:p ns0:style-name="rststyle-codeblock">$ docker images<ns0:line-break/>REPOSITORY <ns0:s ns0:c="2"/>TAG <ns0:s ns0:c="6"/>IMAGE ID <ns0:s ns0:c="6"/>CREATED <ns0:s ns0:c="6"/>SIZE<ns0:line-break/>debian <ns0:s ns0:c="6"/>latest <ns0:s ns0:c="3"/>43d28810c1b4 <ns0:s ns0:c="2"/>8 days ago <ns0:s ns0:c="3"/>124MB<ns0:line-break/>alpine <ns0:s ns0:c="6"/>latest <ns0:s ns0:c="3"/>9c6f07244728 <ns0:s ns0:c="2"/>6 weeks ago <ns0:s ns0:c="2"/>5.54M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8</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6</text:span>
        </text:span>
        <text:span text:style-name="rststyle-whitespace"> </text:span>
        <text:span text:style-name="rststyle-whitespace"> </text:span>
        <text:span text:style-name="rststyle-whitespace">   </text:span>
        <text:span text:style-name="rststyle-literal">
          <text:span text:style-name="rststyle-number">5</text:span>
        </text:span>
        <text:p text:style-name="rststyle-textbody">Burada dikkat edilmesi gereken konu her imajın bir <text:span text:style-name="rststyle-strong">ID</text:span> değeri bulunmasıdır. İmajlar ile ilgili işlemler yapılırken imajın adı veya bu id değeri kullanılır.</text:p>
        <text:p text:style-name="rststyle-textbody">İmaj silmek için <text:span text:style-name="rststyle-strong">docker rmi</text:span> kullanılır.</text:p>
        <ns0:p ns0:style-name="rststyle-codeblock">$ docker rmi alpine<ns0:line-break/># veya şu da kullanılabilir.<ns0:line-break/>$ docker rmi 9c6f07244728</ns0:p>
        <text:span text:style-name="rststyle-whitespace"> </text:span>
        <text:span text:style-name="rststyle-whitespace"> </text:span>
        <text:span text:style-name="rststyle-whitespace"> </text:span>
        <text:span text:style-name="rststyle-whitespace">
</text:span>
        <text:span text:style-name="rststyle-comment">
          <text:span text:style-name="rststyle-single"># veya şu da kullanılabilir.
</text:span>
        </text:span>
        <text:span text:style-name="rststyle-whitespace"> </text:span>
        <text:span text:style-name="rststyle-whitespace"> </text:span>
        <text:span text:style-name="rststyle-whitespace"> </text:span>
        <text:p text:style-name="rststyle-textbody">İmajımızı bir dosyaya kaydetmek için <text:span text:style-name="rststyle-strong">docker save</text:span> kullanırız.</text:p>
        <ns0:p ns0:style-name="rststyle-codeblock">$ docker save debian:latest -o /home/backup/debian.tar</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kaydedilmiş bir dosyadan imaj yüklemek için ise <text:span text:style-name="rststyle-strong">docker load</text:span> kullanılız.</text:p>
        <ns0:p ns0:style-name="rststyle-codeblock">$ docker load -i /home/backup/debian.tar</ns0:p>
        <text:span text:style-name="rststyle-whitespace"> </text:span>
        <text:span text:style-name="rststyle-whitespace"> </text:span>
        <text:span text:style-name="rststyle-whitespace"> </text:span>
        <text:span text:style-name="rststyle-whitespace"> </text:span>
        <text:p text:style-name="rststyle-textbody">tarball dosyasından docker imajı oluşturmak için <text:span text:style-name="rststyle-strong">docker import</text:span> kullanabiliriz.</text:p>
        <ns0:p ns0:style-name="rststyle-codeblock">$ docker import rootfs.tar custom:new<ns0:line-break/># veya bir dizinden üretebiliriz<ns0:line-break/>$ tar -c -C rootfs . | docker import - custom:new2</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veya bir dizinden üretebiliriz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whitespace"> </text:span>
        <text:p text:style-name="rststyle-textbody">Docker imajını tarball olarak çıkartmak için ise <text:span text:style-name="rststyle-strong">docker export</text:span> kullanabiliriz.</text:p>
        <ns0:p ns0:style-name="rststyle-codeblock">$ docker export debian:stable &gt; /home/user/debian-stable.tar<ns0:line-break/># veya şu şekilde de kullanılabilir<ns0:line-break/>$ docker export -o /home/user/debian-stable.tar debian:stable</ns0:p>
        <text:span text:style-name="rststyle-whitespace"> </text:span>
        <text:span text:style-name="rststyle-whitespace"> </text:span>
        <text:span text:style-name="rststyle-name">
          <text:span text:style-name="rststyle-builtin">export</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veya şu şekilde de kullanılabilir
</text:span>
        </text:span>
        <text:span text:style-name="rststyle-whitespace"> </text:span>
        <text:span text:style-name="rststyle-whitespace"> </text:span>
        <text:span text:style-name="rststyle-name">
          <text:span text:style-name="rststyle-builtin">export</text:span>
        </text:span>
        <text:span text:style-name="rststyle-whitespace"> </text:span>
        <text:span text:style-name="rststyle-whitespace"> </text:span>
        <text:span text:style-name="rststyle-whitespace"> </text:span>
      </text:section>
      <text:section text:name="Section4" text:style-name="Sect1">
        <text:h text:outline-level="1" text:style-name="rststyle-heading1">Containerlar</text:h>
        <text:p text:style-name="rststyle-textbody">Containerlar içerisinde uygulama çalıştırdığımız alanlardır. imajlardan türetilirler. bir container üretmek için <text:span text:style-name="rststyle-strong">docker run</text:span> komutu kullanılır. Bu komut aldığı parametreler ile containerın özelliklerini ayarlar.</text:p>
        <ns0:p ns0:style-name="rststyle-codeblock"># <ns0:s ns0:c="1"/>docker run &lt;seçenekler&gt; &lt;imajın idsi veya ismi&gt; &lt;çalıştırılacak komut&gt;<ns0:line-break/>$ docker run -it -d -p 8000:80 --name deneme 43d28810c1b4 /bin/bash<ns0:line-break/># -i stdin okumasına izin verir<ns0:line-break/># -d komutu arkada çalıştır<ns0:line-break/># -t pseudo-tty olarak çalıştırır. -it olarak kullanıp shell çalıştırabiliriz.<ns0:line-break/># -p port yönlendirmesi yapar.<ns0:line-break/># --name container ismi ayarlar. Belirtilmemişse rastgele bir isim alır.</ns0:p>
        <text:span text:style-name="rststyle-comment">
          <text:span text:style-name="rststyle-single">#  docker run &lt;seçenekler&gt; &lt;imajın idsi veya ismi&gt; &lt;çalıştırılacak komut&gt;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8000</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i stdin okumasına izin verir
# -d komutu arkada çalıştır
# -t pseudo-tty olarak çalıştırır. -it olarak kullanıp shell çalıştırabiliriz.
# -p port yönlendirmesi yapar.
# --name container ismi ayarlar. Belirtilmemişse rastgele bir isim alır.</text:span>
        </text:span>
        <text:p text:style-name="rststyle-textbody">Eğer container çalıştıktan sonra silinmesini istiyorsanız <text:span text:style-name="rststyle-strong">--rm</text:span> parametresi ekleyebiliriz. Bu sayede işlem bitimi otomatik olarak silinir.</text:p>
        <ns0:p ns0:style-name="rststyle-codeblock">$ docker run --rm alpine echo hello world</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whitespace"> </text:span>
        <text:p text:style-name="rststyle-textbody">İşlem başlatmayıp sadece container oluşturmak istiyorsanız <text:span text:style-name="rststyle-strong">docker create</text:span> kullanabilirsiniz.</text:p>
        <ns0:p ns0:style-name="rststyle-codeblock">$ docker create --name deneme2 debian</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Container oluştururkenki seçenekler için <text:span text:style-name="rststyle-strong">docker run --help</text:span> veya <text:span text:style-name="rststyle-strong">docker create --help</text:span> yapabilirsiniz.</text:p>
        <text:p text:style-name="rststyle-textbody">Çalışan containerları listelemek için <text:span text:style-name="rststyle-strong">docker ps</text:span> kullanılır. <text:span text:style-name="rststyle-strong">-a</text:span> parametresi eklenirse tüm containerlar listelenir. <text:span text:style-name="rststyle-strong">-q</text:span> parametresi ile sadece id değerleri yazdırılır.</text:p>
        <ns0:p ns0:style-name="rststyle-codeblock">$ docker ps -a<ns0:line-break/>CONTAINER ID <ns0:s ns0:c="2"/>IMAGE <ns0:s ns0:c="4"/>COMMAND <ns0:s ns0:c="2"/>CREATED <ns0:s ns0:c="9"/>STATUS <ns0:s ns0:c="20"/>PORTS <ns0:s ns0:c="4"/>NAMES<ns0:line-break/>e1e2983bfa34 <ns0:s ns0:c="2"/>debian <ns0:s ns0:c="3"/>"bash" <ns0:s ns0:c="3"/>8 seconds ago <ns0:s ns0:c="3"/>Exited (0) 5 seconds ago <ns0:s ns0:c="12"/>test<ns0:line-break/>b91e04ab5dcc <ns0:s ns0:c="2"/>debian <ns0:s ns0:c="3"/>"bash" <ns0:s ns0:c="3"/>23 seconds ago <ns0:s ns0:c="2"/>Up 22 seconds <ns0:s ns0:c="23"/>deneme</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bash"</text:span>
          </text:span>
        </text:span>
        <text:span text:style-name="rststyle-whitespace">    </text:span>
        <text:span text:style-name="rststyle-literal">
          <text:span text:style-name="rststyle-number">8</text:span>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literal">
          <text:span text:style-name="rststyle-number">0</text:span>
        </text:span>
        <text:span text:style-name="rststyle-operator">)</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span text:style-name="rststyle-name">
          <text:span text:style-name="rststyle-builtin">test</text:span>
        </text:span>
        <text:span text:style-name="rststyle-whitespace">
</text:span>
        <text:span text:style-name="rststyle-whitespace">   </text:span>
        <text:span text:style-name="rststyle-whitespace">    </text:span>
        <text:span text:style-name="rststyle-literal">
          <text:span text:style-name="rststyle-string">
            <text:span text:style-name="rststyle-double">"bash"</text:span>
          </text:span>
        </text:span>
        <text:span text:style-name="rststyle-whitespace">    </text:span>
        <text:span text:style-name="rststyle-literal">
          <text:span text:style-name="rststyle-number">23</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2</text:span>
        </text:span>
        <text:span text:style-name="rststyle-whitespace"> </text:span>
        <text:span text:style-name="rststyle-whitespace">                        </text:span>
        <text:p text:style-name="rststyle-textbody">Çalışan bir containera bağlanmak için <text:span text:style-name="rststyle-strong">docker attach</text:span> kullanılır.</text:p>
        <ns0:p ns0:style-name="rststyle-codeblock"># ctrl-k kısayolu ile bağlantı kesilmesi için ek parametre ekleyelim.<ns0:line-break/>$ docker attach b91e04ab5dcc --detach-keys="ctrl-k"</ns0:p>
        <text:span text:style-name="rststyle-comment">
          <text:span text:style-name="rststyle-single"># ctrl-k kısayolu ile bağlantı kesilmesi için ek parametre ekleyelim.
</text:span>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literal">
          <text:span text:style-name="rststyle-string">
            <text:span text:style-name="rststyle-double">"ctrl-k"</text:span>
          </text:span>
        </text:span>
        <text:p text:style-name="rststyle-textbody">Çalışan bir container <text:span text:style-name="rststyle-strong">docker kill</text:span> kullanılarak kapatılabilir. kapatılmış bir container docker start kullanılarak tekrar başlatılabilir.</text:p>
        <ns0:p ns0:style-name="rststyle-codeblock">$ docker kill b91e04ab5dcc<ns0:line-break/>$ docker ps -q | grep b91e04ab5dcc # çıktı boşsa container çalışmıyor demektir<ns0:line-break/>$ docker start b91e04ab5dcc</ns0:p>
        <text:span text:style-name="rststyle-whitespace"> </text:span>
        <text:span text:style-name="rststyle-whitespace"> </text:span>
        <text:span text:style-name="rststyle-name">
          <text:span text:style-name="rststyle-builtin">kill</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comment">
          <text:span text:style-name="rststyle-single"># çıktı boşsa container çalışmıyor demektir
</text:span>
        </text:span>
        <text:span text:style-name="rststyle-whitespace"> </text:span>
        <text:span text:style-name="rststyle-whitespace"> </text:span>
        <text:span text:style-name="rststyle-whitespace"> </text:span>
        <text:p text:style-name="rststyle-textbody">Container ile işimiz bittiğinde silmek için <text:span text:style-name="rststyle-strong">docker rm</text:span> kullanılır. Silme işleminden önce kapatmamız gerekir. Eğer zorla kapatılmasını isterseniz <text:span text:style-name="rststyle-strong">-f</text:span> parametresi ekleyebiliriz.</text:p>
        <ns0:p ns0:style-name="rststyle-codeblock">$ docker rm b91e04ab5dcc<ns0:line-break/>Error response from daemon: You cannot remove a running container ...<ns0:line-break/>$ docker rm -f b91e04ab5dcc<ns0:line-break/># Aşağıdaki komutla tüm containerları silebiliriz.<ns0:line-break/>$ docker rm -f $(docker ps -a -q)</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Aşağıdaki komutla tüm containerları silebiliriz.
</text:span>
        </text:span>
        <text:span text:style-name="rststyle-whitespace"> </text:span>
        <text:span text:style-name="rststyle-whitespace"> </text:span>
        <text:span text:style-name="rststyle-whitespace"> </text:span>
        <text:span text:style-name="rststyle-whitespace"> </text:span>
        <text:span text:style-name="rststyle-keyword">$(</text:span>
        <text:span text:style-name="rststyle-whitespace"> </text:span>
        <text:span text:style-name="rststyle-whitespace"> </text:span>
        <text:span text:style-name="rststyle-whitespace"> </text:span>
        <text:span text:style-name="rststyle-keyword">)</text:span>
        <text:p text:style-name="rststyle-textbody">Çalışmayan tüm containerların silinmesi için <text:span text:style-name="rststyle-strong">docker container prune</text:span> kullanılabilir.</text:p>
        <ns0:p ns0:style-name="rststyle-codeblock">$ docker container prune<ns0:line-break/>WARNING! This will remove all stopped containers.<ns0:line-break/>Are you sure you want to continue? [y/N] y<ns0:line-break/>Total reclaimed space: 0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keyword">continue</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Çalışan containerlar ile ilgili kullanım istatistiklerine ulaşmak için <text:span text:style-name="rststyle-strong">docker stats</text:span> kullanılır. <text:span text:style-name="rststyle-strong">docker top</text:span> ise container içinde çalışan süreçler ile ilgili bilgi almaya yarar.</text:p>
        <text:p text:style-name="rststyle-textbody">Container ile ilgili bilgi almak için <text:span text:style-name="rststyle-strong">docker inspect</text:span> kullanılır.</text:p>
        <ns0:p ns0:style-name="rststyle-codeblock">$ docker stats<ns0:line-break/>CONTAINER ID <ns0:s ns0:c="2"/>NAME <ns0:s ns0:c="12"/>CPU % <ns0:s ns0:c="4"/>MEM USAGE / LIMIT <ns0:s ns0:c="2"/>MEM % <ns0:s ns0:c="4"/>NET I/O <ns0:s ns0:c="6"/>BLOCK I/O <ns0:s ns0:c="2"/>PIDS<ns0:line-break/>40f84cb8e4e0 <ns0:s ns0:c="2"/>deneme2 <ns0:s ns0:c="9"/>0.00% <ns0:s ns0:c="4"/>808KiB / 31.15GiB <ns0:s ns0:c="2"/>0.00% <ns0:s ns0:c="4"/>1.87kB / 0B <ns0:s ns0:c="2"/>0B / 0B <ns0:s ns0:c="4"/>1<ns0:line-break/>$ docker top 40f84cb8e4e0<ns0:line-break/>UID <ns0:s ns0:c="11"/>PID <ns0:s ns0:c="13"/>PPID <ns0:s ns0:c="5"/>C <ns0:s ns0:c="18"/>STIME <ns0:s ns0:c="3"/>TTY <ns0:s ns0:c="11"/>TIME <ns0:s ns0:c="7"/>CMD<ns0:line-break/>root <ns0:s ns0:c="10"/>7432 <ns0:s ns0:c="12"/>7396 <ns0:s ns0:c="5"/>0 <ns0:s ns0:c="18"/>10:42 <ns0:s ns0:c="3"/>pts/0 <ns0:s ns0:c="9"/>00:00:00 <ns0:s ns0:c="3"/>bash<ns0:line-break/>$ docker inspect 40f84cb8e4e0<ns0:line-break/>...<ns0:line-break/><ns0:s ns0:c="2"/>"Id": "40f84cb8e4e0...",<ns0:line-break/><ns0:s ns0:c="2"/>"Created": "2022-09-21T07:42:18.337126911Z",<ns0:line-break/>...</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0</text:span>
        </text:span>
        <text:span text:style-name="rststyle-whitespace">     </text:span>
        <text:span text:style-name="rststyle-whitespace"> </text:span>
        <text:span text:style-name="rststyle-whitespace"> </text:span>
        <text:span text:style-name="rststyle-literal">
          <text:span text:style-name="rststyle-number">31</text:span>
        </text:span>
        <text:span text:style-name="rststyle-whitespace">   </text:span>
        <text:span text:style-name="rststyle-literal">
          <text:span text:style-name="rststyle-number">0</text:span>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7432</text:span>
        </text:span>
        <text:span text:style-name="rststyle-whitespace">             </text:span>
        <text:span text:style-name="rststyle-literal">
          <text:span text:style-name="rststyle-number">7396</text:span>
        </text:span>
        <text:span text:style-name="rststyle-whitespace">      </text:span>
        <text:span text:style-name="rststyle-literal">
          <text:span text:style-name="rststyle-number">0</text:span>
        </text:span>
        <text:span text:style-name="rststyle-whitespace">                   </text:span>
        <text:span text:style-name="rststyle-literal">
          <text:span text:style-name="rststyle-number">10</text:span>
        </text:span>
        <text:span text:style-name="rststyle-whitespace">    </text:span>
        <text:span text:style-name="rststyle-whitespace">          </text:span>
        <text:span text:style-name="rststyle-literal">
          <text:span text:style-name="rststyle-number">00</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Id"</text:span>
          </text:span>
        </text:span>
        <text:span text:style-name="rststyle-whitespace"> </text:span>
        <text:span text:style-name="rststyle-literal">
          <text:span text:style-name="rststyle-string">
            <text:span text:style-name="rststyle-double">"40f84cb8e4e0..."</text:span>
          </text:span>
        </text:span>
        <text:span text:style-name="rststyle-whitespace">
  </text:span>
        <text:span text:style-name="rststyle-literal">
          <text:span text:style-name="rststyle-string">
            <text:span text:style-name="rststyle-double">"Created"</text:span>
          </text:span>
        </text:span>
        <text:span text:style-name="rststyle-whitespace"> </text:span>
        <text:span text:style-name="rststyle-literal">
          <text:span text:style-name="rststyle-string">
            <text:span text:style-name="rststyle-double">"2022-09-21T07:42:18.337126911Z"</text:span>
          </text:span>
        </text:span>
        <text:span text:style-name="rststyle-whitespace">
</text:span>
        <text:p text:style-name="rststyle-textbody">Çalışan bir container içerisinde bir komut çalıştırmak için <text:span text:style-name="rststyle-strong">docker exec</text:span> kullanılır.</text:p>
        <ns0:p ns0:style-name="rststyle-codeblock">$ docker exec -it 40f84cb8e4e0 /bin/bash</ns0:p>
        <text:span text:style-name="rststyle-whitespace"> </text:span>
        <text:span text:style-name="rststyle-whitespace"> </text:span>
        <text:span text:style-name="rststyle-name">
          <text:span text:style-name="rststyle-builtin">exec</text:span>
        </text:span>
        <text:span text:style-name="rststyle-whitespace"> </text:span>
        <text:span text:style-name="rststyle-whitespace"> </text:span>
        <text:span text:style-name="rststyle-whitespace"> </text:span>
        <text:p text:style-name="rststyle-textbody">Containerları duraklatıp devam ettirmek için <text:span text:style-name="rststyle-strong">docker pause</text:span> ve <text:span text:style-name="rststyle-strong">docker unpause</text:span> kullanılır.</text:p>
        <ns0:p ns0:style-name="rststyle-codeblock">$ docker pause 40f84cb8e4e0<ns0:line-break/>$ docker unpause 40f84cb8e4e0</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Mevcut containerdan imaj elde etmek için <text:span text:style-name="rststyle-strong">docker commit</text:span> kullanabiliriz.</text:p>
        <ns0:p ns0:style-name="rststyle-codeblock">$ docker commit 40f84cb8e4e0 builder:1.0</ns0:p>
        <text:span text:style-name="rststyle-whitespace"> </text:span>
        <text:span text:style-name="rststyle-whitespace"> </text:span>
        <text:span text:style-name="rststyle-whitespace"> </text:span>
        <text:span text:style-name="rststyle-whitespace"> </text:span>
      </text:section>
      <text:section text:name="Section5" text:style-name="Sect1">
        <text:h text:outline-level="1" text:style-name="rststyle-heading1">Uzak sunucuda çalışmak</text:h>
        <text:p text:style-name="rststyle-textbody"><text:span text:style-name="rststyle-strong">DOCKER_HOST</text:span> çevresel değişkenini ayarlayarak ssh üzerinden uzaktaki bir makinadaki container ve imajları yönetebilirsiniz.</text:p>
        <ns0:p ns0:style-name="rststyle-codeblock">$ export DOCKER_HOST=ssh://user@server<ns0:line-break/>$ docker info</ns0:p>
        <text:span text:style-name="rststyle-whitespace"> </text:span>
        <text:span text:style-name="rststyle-name">
          <text:span text:style-name="rststyle-builtin">export</text:span>
        </text:span>
        <text:span text:style-name="rststyle-whitespace"> </text:span>
        <text:span text:style-name="rststyle-name">
          <text:span text:style-name="rststyle-variable">DOCKER_HOST</text:span>
        </text:span>
        <text:span text:style-name="rststyle-operator">=</text:span>
        <text:span text:style-name="rststyle-whitespace">
</text:span>
        <text:span text:style-name="rststyle-whitespace"> </text:span>
        <text:span text:style-name="rststyle-whitespace"> </text:span>
        <text:p text:style-name="rststyle-textbody">Bağlantı için ssh anahtarınızı sunucuya atmış olmanız gerekmektedir. Bunun için <text:span text:style-name="rststyle-strong">ssh-copy-id</text:span> kullanabilirsiniz veya anahtarınızı <text:span text:style-name="rststyle-strong">~/.ssh/authorized_keys</text:span> içerisine yazmalısınız.</text:p>
        <ns0:p ns0:style-name="rststyle-codeblock">$ ssh-copy-id user@server<ns0:line-break/>user@server's password:</ns0:p>
        <text:span text:style-name="rststyle-whitespace"> </text:span>
        <text:span text:style-name="rststyle-whitespace"> </text:span>
        <text:span text:style-name="rststyle-whitespace">
</text:span>
        <text:span text:style-name="rststyle-error">'</text:span>
        <text:span text:style-name="rststyle-whitespace"> </text:span>
      </text:section>
      <text:section text:name="Section6" text:style-name="Sect1">
        <text:h text:outline-level="1" text:style-name="rststyle-heading1">Volume kavramı</text:h>
        <text:p text:style-name="rststyle-textbody">Docker üzerinde birden çok container ile çalıştığımızı farz edelim. Bu containerlar birbirleri ile dosya alışverişi yapmak isteyebilirler. Örneğin bir tanesi web server olarak çalışırken diğeri web serverda bulunan dosyaları farklı bir amaç için kullanabilir.</text:p>
        <text:p text:style-name="rststyle-textbody">Bu gibi durumlar için <text:span text:style-name="rststyle-strong">volume</text:span> bulunur. Volume container tarafından kullanılabilen depolama alanlarıdır. Volume oluşturmak için <text:span text:style-name="rststyle-strong">docker volume create</text:span> kullanılır.</text:p>
        <text:p text:style-name="rststyle-textbody"><text:span text:style-name="rststyle-strong">Volume</text:span> diskte <text:span text:style-name="rststyle-strong">/var/lib/docker/volumes/</text:span> içerisinde depolanır.</text:p>
        <ns0:p ns0:style-name="rststyle-codeblock">$ docker volume create data</ns0:p>
        <text:span text:style-name="rststyle-whitespace"> </text:span>
        <text:span text:style-name="rststyle-whitespace"> </text:span>
        <text:span text:style-name="rststyle-whitespace"> </text:span>
        <text:span text:style-name="rststyle-whitespace"> </text:span>
        <text:p text:style-name="rststyle-textbody">Var olan <text:span text:style-name="rststyle-strong">volume</text:span> listesi için <text:span text:style-name="rststyle-strong">docker volume ls</text:span> kullanılır.</text:p>
        <ns0:p ns0:style-name="rststyle-codeblock">$ docker volume ls<ns0:line-break/>DRIVER <ns0:s ns0:c="3"/>VOLUME NAME<ns0:line-break/>local <ns0:s ns0:c="4"/>data</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local</text:span>
        </text:span>
        <text:span text:style-name="rststyle-whitespace">     </text:span>
        <text:p text:style-name="rststyle-textbody">Bir <text:span text:style-name="rststyle-strong">volume</text:span> silmek için <text:span text:style-name="rststyle-strong">docker volume rm</text:span> kullanılır. Silmeden önce bu alanı kullanan containerları kapatmalısınız.</text:p>
        <ns0:p ns0:style-name="rststyle-codeblock">$ docker volume rm data</ns0:p>
        <text:span text:style-name="rststyle-whitespace"> </text:span>
        <text:span text:style-name="rststyle-whitespace"> </text:span>
        <text:span text:style-name="rststyle-whitespace"> </text:span>
        <text:span text:style-name="rststyle-whitespace"> </text:span>
        <text:p text:style-name="rststyle-textbody">Bir container başlatılırken ona volume eklemek için <text:span text:style-name="rststyle-strong">--mount</text:span> parametresi eklenir.</text:p>
        <ns0:p ns0:style-name="rststyle-codeblock">$ docker run -d --name webserver --mount source=data,target=/var/www/http/ nginx:lates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variable">source</text:span>
        </text:span>
        <text:span text:style-name="rststyle-operator">=</text:span>
        <text:span text:style-name="rststyle-operator">=</text:span>
        <text:span text:style-name="rststyle-whitespace"> </text:span>
        <text:p text:style-name="rststyle-textbody">Bağlanacak dizine yazılmasını istemiyorsak <text:span text:style-name="rststyle-strong">readonly</text:span> eklemeliyiz.</text:p>
        <ns0:p ns0:style-name="rststyle-codeblock">docker run --mount source=data,target=/app,readonly test321 alpine</ns0:p>
        <text:span text:style-name="rststyle-whitespace"> </text:span>
        <text:span text:style-name="rststyle-whitespace"> </text:span>
        <text:span text:style-name="rststyle-whitespace"> </text:span>
        <text:span text:style-name="rststyle-name">
          <text:span text:style-name="rststyle-variable">source</text:span>
        </text:span>
        <text:span text:style-name="rststyle-operator">=</text:span>
        <text:span text:style-name="rststyle-operator">=</text:span>
        <text:span text:style-name="rststyle-whitespace"> </text:span>
        <text:span text:style-name="rststyle-whitespace"> </text:span>
        <text:p text:style-name="rststyle-textbody">Container içine bir dizine tmpfs bağlamak için <text:span text:style-name="rststyle-strong">type</text:span> belirtilir.</text:p>
        <ns0:p ns0:style-name="rststyle-codeblock">$ docker run --mount type=tmpfs,target=/app/temp/ --name apptest debian<ns0:line-break/># Şu şekilde de kullanılabilir.<ns0:line-break/>$ docker run --tmpfs /app/temp/ --name apptest debian</ns0:p>
        <text:span text:style-name="rststyle-whitespace"> </text:span>
        <text:span text:style-name="rststyle-whitespace"> </text:span>
        <text:span text:style-name="rststyle-whitespace"> </text:span>
        <text:span text:style-name="rststyle-whitespace"> </text:span>
        <text:span text:style-name="rststyle-name">
          <text:span text:style-name="rststyle-variable">type</text:span>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Şu şekilde de kullanılabil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Ayrıca volume yerine ana sistemdeki bir dizini de bağlayabiliriz.</text:p>
        <ns0:p ns0:style-name="rststyle-codeblock">docker run --mount type=bind,source=/home/shared,target=/shared --name test123 alpine</ns0:p>
        <text:span text:style-name="rststyle-whitespace"> </text:span>
        <text:span text:style-name="rststyle-whitespace"> </text:span>
        <text:span text:style-name="rststyle-whitespace"> </text:span>
        <text:span text:style-name="rststyle-name">
          <text:span text:style-name="rststyle-variable">type</text:span>
        </text:span>
        <text:span text:style-name="rststyle-operator">=</text:span>
        <text:span text:style-name="rststyle-operator">=</text:span>
        <text:span text:style-name="rststyle-operator">=</text:span>
        <text:span text:style-name="rststyle-whitespace"> </text:span>
        <text:span text:style-name="rststyle-whitespace"> </text:span>
        <text:span text:style-name="rststyle-whitespace"> </text:span>
        <text:p text:style-name="rststyle-textbody">Dizinleri aşağıdaki gibi de bağlayabiliriz.</text:p>
        <ns0:p ns0:style-name="rststyle-codeblock"># yazılmasını istemiyorsanız ro istiyorsanız rw<ns0:line-break/># Hiçbir şey eklemezseniz rw kabul edilir.<ns0:line-break/>docker run -v /mnt:/mnt:ro -v /shared:/shared:rw test456 alpine</ns0:p>
        <text:span text:style-name="rststyle-comment">
          <text:span text:style-name="rststyle-single"># yazılmasını istemiyorsanız ro istiyorsanız rw
# Hiçbir şey eklemezseniz rw kabul edil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7" text:style-name="Sect1">
        <text:h text:outline-level="1" text:style-name="rststyle-heading1">Dockerfile</text:h>
        <text:p text:style-name="rststyle-textbody"><text:span text:style-name="rststyle-strong">Dockerfile</text:span> docker kullanarak belli işleri gerçekleştirmeye yarayan bir talimat dosyasıdır. Bu talimatların sonucunda yeni bir imaj dosyası oluşturulur. Örneğin aşağıda bir Dockerfile dosyası verilmiştir.</text:p>
        <ns0:p ns0:style-name="rststyle-codeblock">FROM alpine<ns0:line-break/>RUN echo hello world</ns0:p>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whitespace"> </text:span>
        <text:p text:style-name="rststyle-textbody">Bir Dockerfile dosyası aşağıdaki gibi çalıştırılır.</text:p>
        <ns0:p ns0:style-name="rststyle-codeblock">$ docker build -f ./builder/Dockerfile ./</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Burada <text:span text:style-name="rststyle-strong">-f</text:span> parametresi dosyadan oku anlamına gelir. <text:span text:style-name="rststyle-strong">./</text:span> ise çalışma dizinini belirtir. Eğer <text:span text:style-name="rststyle-strong">-f</text:span> verilmemişse çalışma dizininde dockerfile dosyası aranır.</text:p>
        <text:p text:style-name="rststyle-textbody">Ayrıca doğrudan git üzerinden de çalıştırılabilir.</text:p>
        <ns0:p ns0:style-name="rststyle-codeblock">$ docker build git://gitserver.com/username/repository.git</ns0:p>
        <text:span text:style-name="rststyle-whitespace"> </text:span>
        <text:span text:style-name="rststyle-whitespace"> </text:span>
        <text:span text:style-name="rststyle-whitespace"> </text:span>
        <text:p text:style-name="rststyle-textbody">Veya bir tarball indirilerek istenen dockerfile ile çalıştırılması sağlanabilir.</text:p>
        <ns0:p ns0:style-name="rststyle-codeblock">$ docker build -f builder/Dockerfile https://example.org/source.tar.gz</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text:span text:style-name="rststyle-strong">stdin</text:span> okunarak çalıştırılabilir.</text:p>
        <ns0:p ns0:style-name="rststyle-codeblock">$ cat Dockerfile | docker build -</ns0:p>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ection>
      <text:section text:name="Section8" text:style-name="Sect1">
        <text:h text:outline-level="1" text:style-name="rststyle-heading1">Dockerfile yapısı</text:h>
        <text:p text:style-name="rststyle-textbody">Dockerfile dosyaları komutlar yardımı ile çalışır. Aşağıda komut ve kullanım şekli belirtilmiştir.</text:p>
        <ns0:p ns0:style-name="rststyle-codeblock">FROM &lt;imaj| scratch&gt; <ns0:s ns0:c="3"/>: hedef imajı kullan veya boş imajla başla<ns0:line-break/>COPY &lt;src&gt; &lt;trgt&gt; <ns0:s ns0:c="6"/>: Çalışma dizinindeki dosyayı kopyalar.<ns0:line-break/>ADD &lt;src&gt; &lt;trgt&gt; <ns0:s ns0:c="7"/>: COPY ile benzerdir fakat arşivleri açarak kopyalar.<ns0:line-break/>RUN &lt;command&gt; <ns0:s ns0:c="10"/>: Komut çalıştırır.<ns0:line-break/>USER &lt;name&gt; <ns0:s ns0:c="12"/>: varsayılan kullanıcı adı belirler<ns0:line-break/>WORKDIR &lt;dir&gt; <ns0:s ns0:c="10"/>: Container içindeki çalışma dizinini belirler.<ns0:line-break/>CMD &lt;command&gt; <ns0:s ns0:c="10"/>: Varsayılan çalıştırılacak olan komutu belirler.<ns0:line-break/>ENV &lt;name&gt; &lt;value&gt; <ns0:s ns0:c="5"/>: Çevresel değişken belirler.<ns0:line-break/>LABEL &lt;key=value&gt; <ns0:s ns0:c="6"/>: Metadata tanımlamak için kullanılır.<ns0:line-break/>EXPOSE &lt;port/protocol&gt; <ns0:s ns0:c="1"/>: Port açmak için kullanılır. protocol kısmı tcp veya udp olabilir.<ns0:line-break/>ARG &lt;name=value&gt; <ns0:s ns0:c="7"/>: ENV ile benzerdir fakat sadece imaj oluşturulurken kullanılabilir.</ns0:p>
        <text:span text:style-name="rststyle-name">
          <text:span text:style-name="rststyle-tag">FROM &lt;imaj| scratch&gt;    </text:span>
        </text:span>
        <text:span text:style-name="rststyle-punctuation">:</text:span>
        <text:span text:style-name="rststyle-whitespace"> </text:span>
        <text:span text:style-name="rststyle-literal">
          <text:span text:style-name="rststyle-scalar">
            <text:span text:style-name="rststyle-plain">hedef imajı kullan veya boş imajla başla</text:span>
          </text:span>
        </text:span>
        <text:span text:style-name="rststyle-whitespace">
</text:span>
        <text:span text:style-name="rststyle-name">
          <text:span text:style-name="rststyle-tag">COPY &lt;src&gt; &lt;trgt&gt;       </text:span>
        </text:span>
        <text:span text:style-name="rststyle-punctuation">:</text:span>
        <text:span text:style-name="rststyle-whitespace"> </text:span>
        <text:span text:style-name="rststyle-literal">
          <text:span text:style-name="rststyle-scalar">
            <text:span text:style-name="rststyle-plain">Çalışma dizinindeki dosyayı kopyalar.</text:span>
          </text:span>
        </text:span>
        <text:span text:style-name="rststyle-whitespace">
</text:span>
        <text:span text:style-name="rststyle-name">
          <text:span text:style-name="rststyle-tag">ADD &lt;src&gt; &lt;trgt&gt;        </text:span>
        </text:span>
        <text:span text:style-name="rststyle-punctuation">:</text:span>
        <text:span text:style-name="rststyle-whitespace"> </text:span>
        <text:span text:style-name="rststyle-literal">
          <text:span text:style-name="rststyle-scalar">
            <text:span text:style-name="rststyle-plain">COPY ile benzerdir fakat arşivleri açarak kopyalar.</text:span>
          </text:span>
        </text:span>
        <text:span text:style-name="rststyle-whitespace">
</text:span>
        <text:span text:style-name="rststyle-name">
          <text:span text:style-name="rststyle-tag">RUN &lt;command&gt;           </text:span>
        </text:span>
        <text:span text:style-name="rststyle-punctuation">:</text:span>
        <text:span text:style-name="rststyle-whitespace"> </text:span>
        <text:span text:style-name="rststyle-literal">
          <text:span text:style-name="rststyle-scalar">
            <text:span text:style-name="rststyle-plain">Komut çalıştırır.</text:span>
          </text:span>
        </text:span>
        <text:span text:style-name="rststyle-whitespace">
</text:span>
        <text:span text:style-name="rststyle-name">
          <text:span text:style-name="rststyle-tag">USER &lt;name&gt;             </text:span>
        </text:span>
        <text:span text:style-name="rststyle-punctuation">:</text:span>
        <text:span text:style-name="rststyle-whitespace"> </text:span>
        <text:span text:style-name="rststyle-literal">
          <text:span text:style-name="rststyle-scalar">
            <text:span text:style-name="rststyle-plain">varsayılan kullanıcı adı belirler</text:span>
          </text:span>
        </text:span>
        <text:span text:style-name="rststyle-whitespace">
</text:span>
        <text:span text:style-name="rststyle-name">
          <text:span text:style-name="rststyle-tag">WORKDIR &lt;dir&gt;           </text:span>
        </text:span>
        <text:span text:style-name="rststyle-punctuation">:</text:span>
        <text:span text:style-name="rststyle-whitespace"> </text:span>
        <text:span text:style-name="rststyle-literal">
          <text:span text:style-name="rststyle-scalar">
            <text:span text:style-name="rststyle-plain">Container içindeki çalışma dizinini belirler.</text:span>
          </text:span>
        </text:span>
        <text:span text:style-name="rststyle-whitespace">
</text:span>
        <text:span text:style-name="rststyle-name">
          <text:span text:style-name="rststyle-tag">CMD &lt;command&gt;           </text:span>
        </text:span>
        <text:span text:style-name="rststyle-punctuation">:</text:span>
        <text:span text:style-name="rststyle-whitespace"> </text:span>
        <text:span text:style-name="rststyle-literal">
          <text:span text:style-name="rststyle-scalar">
            <text:span text:style-name="rststyle-plain">Varsayılan çalıştırılacak olan komutu belirler.</text:span>
          </text:span>
        </text:span>
        <text:span text:style-name="rststyle-whitespace">
</text:span>
        <text:span text:style-name="rststyle-name">
          <text:span text:style-name="rststyle-tag">ENV &lt;name&gt; &lt;value&gt;      </text:span>
        </text:span>
        <text:span text:style-name="rststyle-punctuation">:</text:span>
        <text:span text:style-name="rststyle-whitespace"> </text:span>
        <text:span text:style-name="rststyle-literal">
          <text:span text:style-name="rststyle-scalar">
            <text:span text:style-name="rststyle-plain">Çevresel değişken belirler.</text:span>
          </text:span>
        </text:span>
        <text:span text:style-name="rststyle-whitespace">
</text:span>
        <text:span text:style-name="rststyle-name">
          <text:span text:style-name="rststyle-tag">LABEL &lt;key=value&gt;       </text:span>
        </text:span>
        <text:span text:style-name="rststyle-punctuation">:</text:span>
        <text:span text:style-name="rststyle-whitespace"> </text:span>
        <text:span text:style-name="rststyle-literal">
          <text:span text:style-name="rststyle-scalar">
            <text:span text:style-name="rststyle-plain">Metadata tanımlamak için kullanılır.</text:span>
          </text:span>
        </text:span>
        <text:span text:style-name="rststyle-whitespace">
</text:span>
        <text:span text:style-name="rststyle-name">
          <text:span text:style-name="rststyle-tag">EXPOSE &lt;port/protocol&gt;  </text:span>
        </text:span>
        <text:span text:style-name="rststyle-punctuation">:</text:span>
        <text:span text:style-name="rststyle-whitespace"> </text:span>
        <text:span text:style-name="rststyle-literal">
          <text:span text:style-name="rststyle-scalar">
            <text:span text:style-name="rststyle-plain">Port açmak için kullanılır. protocol kısmı tcp veya udp olabilir.</text:span>
          </text:span>
        </text:span>
        <text:span text:style-name="rststyle-whitespace">
</text:span>
        <text:span text:style-name="rststyle-name">
          <text:span text:style-name="rststyle-tag">ARG &lt;name=value&gt;        </text:span>
        </text:span>
        <text:span text:style-name="rststyle-punctuation">:</text:span>
        <text:span text:style-name="rststyle-whitespace"> </text:span>
        <text:span text:style-name="rststyle-literal">
          <text:span text:style-name="rststyle-scalar">
            <text:span text:style-name="rststyle-plain">ENV ile benzerdir fakat sadece imaj oluşturulurken kullanılabilir.</text:span>
          </text:span>
        </text:span>
        <text:p text:style-name="rststyle-textbody">Örneğin aşağıda bir dockerfile dosyası ile kaynak kod derleyelim.</text:p>
        <ns0:p ns0:style-name="rststyle-codeblock">FROM alpine<ns0:line-break/>RUN apk add --no-cache build-base<ns0:line-break/>ADD bash-5.0.tar.gz /build<ns0:line-break/>WORKDIR /build/bash-5.0<ns0:line-break/>RUN ./configure --prefix=/usr<ns0:line-break/>RUN make<ns0:line-break/>RUN make install</ns0:p>
        <text:span text:style-name="rststyle-literal">
          <text:span text:style-name="rststyle-scalar">
            <text:span text:style-name="rststyle-plain">FROM alpine</text:span>
          </text:span>
        </text:span>
        <text:span text:style-name="rststyle-whitespace">
</text:span>
        <text:span text:style-name="rststyle-literal">
          <text:span text:style-name="rststyle-scalar">
            <text:span text:style-name="rststyle-plain">RUN apk add --no-cache build-base</text:span>
          </text:span>
        </text:span>
        <text:span text:style-name="rststyle-whitespace">
</text:span>
        <text:span text:style-name="rststyle-literal">
          <text:span text:style-name="rststyle-scalar">
            <text:span text:style-name="rststyle-plain">ADD bash-5.0.tar.gz /build</text:span>
          </text:span>
        </text:span>
        <text:span text:style-name="rststyle-whitespace">
</text:span>
        <text:span text:style-name="rststyle-literal">
          <text:span text:style-name="rststyle-scalar">
            <text:span text:style-name="rststyle-plain">WORKDIR /build/bash-5.0</text:span>
          </text:span>
        </text:span>
        <text:span text:style-name="rststyle-whitespace">
</text:span>
        <text:span text:style-name="rststyle-literal">
          <text:span text:style-name="rststyle-scalar">
            <text:span text:style-name="rststyle-plain">RUN ./configure --prefix=/usr</text:span>
          </text:span>
        </text:span>
        <text:span text:style-name="rststyle-whitespace">
</text:span>
        <text:span text:style-name="rststyle-literal">
          <text:span text:style-name="rststyle-scalar">
            <text:span text:style-name="rststyle-plain">RUN make</text:span>
          </text:span>
        </text:span>
        <text:span text:style-name="rststyle-whitespace">
</text:span>
        <text:span text:style-name="rststyle-literal">
          <text:span text:style-name="rststyle-scalar">
            <text:span text:style-name="rststyle-plain">RUN make install</text:span>
          </text:span>
        </text:span>
        <text:p text:style-name="rststyle-textbody">Şimdi bu dosyayı derleme yapmak için kullanalım. Burada <text:span text:style-name="rststyle-strong">-t</text:span> yeni oluşacak imaja isim tag eklemek için kullanılır.</text:p>
        <ns0:p ns0:style-name="rststyle-codeblock">$ wget https://ftp.gnu.org/gnu/bash/bash-5.0.tar.gz<ns0:line-break/>$ docker build -t build-bash:5.0 .</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5-11-06T22:58:03</meta:creation-date>
    <dc:creator>a</dc:creator>
    <dc:date>2025-11-06T22:58:03</dc:date>
    <dc:language>en-US</dc:language>
    <meta:editing-cycles>1</meta:editing-cycles>
    <meta:editing-duration>PT00M01S</meta:editing-duration>
    <dc:title>Docker kullanımı</dc:title>
  </office:meta>
</office:document-meta>
</file>